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able-cell-properties fo:padding="0.071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 style:data-style-name="N1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4" table:default-cell-style-name="Default"/>
        <table:table-row table:style-name="ro1">
          <table:table-cell office:value-type="string">
            <text:p>site</text:p>
          </table:table-cell>
          <table:table-cell office:value-type="string">
            <text:p>sea</text:p>
          </table:table-cell>
          <table:table-cell table:style-name="ce5" office:value-type="string">
            <text:p>Ndec</text:p>
          </table:table-cell>
          <table:table-cell table:style-name="ce5" office:value-type="string">
            <text:p>Edec</text:p>
          </table:table-cell>
          <table:table-cell office:value-type="string">
            <text:p>Nmin</text:p>
          </table:table-cell>
          <table:table-cell office:value-type="string">
            <text:p>Nmax</text:p>
          </table:table-cell>
          <table:table-cell office:value-type="string">
            <text:p>Nmean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Suhaya salma Keret island</text:p>
          </table:table-cell>
          <table:table-cell office:value-type="string">
            <text:p>White</text:p>
          </table:table-cell>
          <table:table-cell table:style-name="ce5" office:value-type="float" office:value="66.310088">
            <text:p>66,31</text:p>
          </table:table-cell>
          <table:table-cell table:style-name="ce5" office:value-type="float" office:value="33.65288">
            <text:p>33,65</text:p>
          </table:table-cell>
          <table:table-cell office:value-type="float" office:value="992">
            <text:p>992</text:p>
          </table:table-cell>
          <table:table-cell office:value-type="float" office:value="1165">
            <text:p>1165</text:p>
          </table:table-cell>
          <table:table-cell office:value-type="float" office:value="1096">
            <text:p>1096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Klyushiha bay Keret island</text:p>
          </table:table-cell>
          <table:table-cell office:value-type="string">
            <text:p>White</text:p>
          </table:table-cell>
          <table:table-cell table:style-name="ce5" office:value-type="float" office:value="66.305005">
            <text:p>66,31</text:p>
          </table:table-cell>
          <table:table-cell table:style-name="ce5" office:value-type="float" office:value="33.781795">
            <text:p>33,78</text:p>
          </table:table-cell>
          <table:table-cell office:value-type="float" office:value="362">
            <text:p>362</text:p>
          </table:table-cell>
          <table:table-cell office:value-type="float" office:value="1136">
            <text:p>1136</text:p>
          </table:table-cell>
          <table:table-cell office:value-type="float" office:value="647.3">
            <text:p>647,3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Podpahta </text:p>
          </table:table-cell>
          <table:table-cell office:value-type="string">
            <text:p>White</text:p>
          </table:table-cell>
          <table:table-cell office:value-type="float" office:value="66.30255">
            <text:p>66,30</text:p>
          </table:table-cell>
          <table:table-cell office:value-type="float" office:value="33.620882">
            <text:p>33,62</text:p>
          </table:table-cell>
          <table:table-cell office:value-type="float" office:value="372">
            <text:p>372</text:p>
          </table:table-cell>
          <table:table-cell office:value-type="float" office:value="688">
            <text:p>688</text:p>
          </table:table-cell>
          <table:table-cell office:value-type="float" office:value="530">
            <text:p>530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Lisya bay</text:p>
          </table:table-cell>
          <table:table-cell office:value-type="string">
            <text:p>White</text:p>
          </table:table-cell>
          <table:table-cell office:value-type="float" office:value="66.312966">
            <text:p>66,31</text:p>
          </table:table-cell>
          <table:table-cell office:value-type="float" office:value="33.574362">
            <text:p>33,57</text:p>
          </table:table-cell>
          <table:table-cell office:value-type="float" office:value="1006">
            <text:p>1006</text:p>
          </table:table-cell>
          <table:table-cell office:value-type="float" office:value="2832">
            <text:p>2832</text:p>
          </table:table-cell>
          <table:table-cell office:value-type="float" office:value="1728">
            <text:p>1728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South bay Ryashkov island</text:p>
          </table:table-cell>
          <table:table-cell office:value-type="string">
            <text:p>White</text:p>
          </table:table-cell>
          <table:table-cell table:style-name="ce5" office:value-type="float" office:value="67.00751">
            <text:p>67,01</text:p>
          </table:table-cell>
          <table:table-cell table:style-name="ce5" office:value-type="float" office:value="32.57397">
            <text:p>32,57</text:p>
          </table:table-cell>
          <table:table-cell office:value-type="float" office:value="142">
            <text:p>142</text:p>
          </table:table-cell>
          <table:table-cell office:value-type="float" office:value="1913">
            <text:p>1913</text:p>
          </table:table-cell>
          <table:table-cell office:value-type="float" office:value="1082">
            <text:p>1082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West Ryashkov salma Ryashkov island</text:p>
          </table:table-cell>
          <table:table-cell office:value-type="string">
            <text:p>White</text:p>
          </table:table-cell>
          <table:table-cell table:style-name="ce5" office:value-type="float" office:value="67.01463">
            <text:p>67,01</text:p>
          </table:table-cell>
          <table:table-cell table:style-name="ce5" office:value-type="float" office:value="32.539">
            <text:p>32,54</text:p>
          </table:table-cell>
          <table:table-cell office:value-type="float" office:value="220">
            <text:p>220</text:p>
          </table:table-cell>
          <table:table-cell office:value-type="float" office:value="8530">
            <text:p>8530</text:p>
          </table:table-cell>
          <table:table-cell office:value-type="float" office:value="1811">
            <text:p>1811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Lomnishniy island</text:p>
          </table:table-cell>
          <table:table-cell office:value-type="string">
            <text:p>White</text:p>
          </table:table-cell>
          <table:table-cell table:style-name="ce5" office:value-type="float" office:value="66.98088">
            <text:p>66,98</text:p>
          </table:table-cell>
          <table:table-cell table:style-name="ce5" office:value-type="float" office:value="32.62451">
            <text:p>32,62</text:p>
          </table:table-cell>
          <table:table-cell office:value-type="float" office:value="378">
            <text:p>378</text:p>
          </table:table-cell>
          <table:table-cell office:value-type="float" office:value="1530">
            <text:p>1530</text:p>
          </table:table-cell>
          <table:table-cell office:value-type="float" office:value="712.5">
            <text:p>712,5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Goreliy island Luvenga</text:p>
          </table:table-cell>
          <table:table-cell office:value-type="string">
            <text:p>White</text:p>
          </table:table-cell>
          <table:table-cell table:style-name="ce5" office:value-type="float" office:value="67.09472">
            <text:p>67,09</text:p>
          </table:table-cell>
          <table:table-cell table:style-name="ce5" office:value-type="float" office:value="32.67891">
            <text:p>32,68</text:p>
          </table:table-cell>
          <table:table-cell office:value-type="float" office:value="13">
            <text:p>13</text:p>
          </table:table-cell>
          <table:table-cell office:value-type="float" office:value="2740">
            <text:p>2740</text:p>
          </table:table-cell>
          <table:table-cell office:value-type="float" office:value="1079">
            <text:p>1079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Estuary Luvenga river</text:p>
          </table:table-cell>
          <table:table-cell office:value-type="string">
            <text:p>White</text:p>
          </table:table-cell>
          <table:table-cell table:style-name="ce5" office:value-type="float" office:value="67.10162">
            <text:p>67,10</text:p>
          </table:table-cell>
          <table:table-cell table:style-name="ce5" office:value-type="float" office:value="32.69316">
            <text:p>32,69</text:p>
          </table:table-cell>
          <table:table-cell office:value-type="float" office:value="55">
            <text:p>55</text:p>
          </table:table-cell>
          <table:table-cell office:value-type="float" office:value="3330">
            <text:p>3330</text:p>
          </table:table-cell>
          <table:table-cell office:value-type="float" office:value="1449">
            <text:p>1449</text:p>
          </table:table-cell>
          <table:table-cell office:value-type="string">
            <text:p>author's data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string">
            <text:p>White</text:p>
          </table:table-cell>
          <table:table-cell table:style-name="ce5" office:value-type="float" office:value="67.09689">
            <text:p>67,10</text:p>
          </table:table-cell>
          <table:table-cell table:style-name="ce5" office:value-type="float" office:value="32.71333">
            <text:p>32,71</text:p>
          </table:table-cell>
          <table:table-cell office:value-type="float" office:value="94">
            <text:p>94</text:p>
          </table:table-cell>
          <table:table-cell office:value-type="float" office:value="7240">
            <text:p>7240</text:p>
          </table:table-cell>
          <table:table-cell office:value-type="float" office:value="1504">
            <text:p>1504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Ura bay</text:p>
          </table:table-cell>
          <table:table-cell office:value-type="string">
            <text:p>Barents</text:p>
          </table:table-cell>
          <table:table-cell office:value-type="float" office:value="69.321957">
            <text:p>69,32</text:p>
          </table:table-cell>
          <table:table-cell office:value-type="float" office:value="32.818508">
            <text:p>32,82</text:p>
          </table:table-cell>
          <table:table-cell table:number-columns-repeated="3" office:value-type="float" office:value="1267">
            <text:p>1267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Pechenga bay</text:p>
          </table:table-cell>
          <table:table-cell office:value-type="string">
            <text:p>Barents</text:p>
          </table:table-cell>
          <table:table-cell office:value-type="float" office:value="69.580084">
            <text:p>69,58</text:p>
          </table:table-cell>
          <table:table-cell office:value-type="float" office:value="31.270981">
            <text:p>31,27</text:p>
          </table:table-cell>
          <table:table-cell table:number-columns-repeated="3" office:value-type="float" office:value="767">
            <text:p>767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Cape Abram</text:p>
          </table:table-cell>
          <table:table-cell office:value-type="string">
            <text:p>Barents</text:p>
          </table:table-cell>
          <table:table-cell office:value-type="float" office:value="68.982107">
            <text:p>68,98</text:p>
          </table:table-cell>
          <table:table-cell office:value-type="float" office:value="33.026934">
            <text:p>33,03</text:p>
          </table:table-cell>
          <table:table-cell office:value-type="float" office:value="540">
            <text:p>540</text:p>
          </table:table-cell>
          <table:table-cell office:value-type="float" office:value="3350">
            <text:p>3350</text:p>
          </table:table-cell>
          <table:table-cell office:value-type="float" office:value="1898">
            <text:p>1898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Nagornoe</text:p>
          </table:table-cell>
          <table:table-cell office:value-type="string">
            <text:p>Barents</text:p>
          </table:table-cell>
          <table:table-cell table:style-name="ce7" table:number-columns-repeated="2"/>
          <table:table-cell table:number-columns-repeated="3" office:value-type="float" office:value="390">
            <text:p>390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Retinskoe</text:p>
          </table:table-cell>
          <table:table-cell office:value-type="string">
            <text:p>Barents</text:p>
          </table:table-cell>
          <table:table-cell table:style-name="ce7" table:number-columns-repeated="2"/>
          <table:table-cell table:number-columns-repeated="3" office:value-type="float" office:value="660">
            <text:p>660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Pala bay</text:p>
          </table:table-cell>
          <table:table-cell office:value-type="string">
            <text:p>Barents</text:p>
          </table:table-cell>
          <table:table-cell office:value-type="float" office:value="69.189104">
            <text:p>69,19</text:p>
          </table:table-cell>
          <table:table-cell office:value-type="float" office:value="33.36584">
            <text:p>33,37</text:p>
          </table:table-cell>
          <table:table-cell office:value-type="float" office:value="790">
            <text:p>790</text:p>
          </table:table-cell>
          <table:table-cell office:value-type="float" office:value="1644">
            <text:p>1644</text:p>
          </table:table-cell>
          <table:table-cell office:value-type="float" office:value="1058">
            <text:p>1058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Gavrilovo bay</text:p>
          </table:table-cell>
          <table:table-cell office:value-type="string">
            <text:p>Barents</text:p>
          </table:table-cell>
          <table:table-cell office:value-type="float" office:value="69.174889">
            <text:p>69,17</text:p>
          </table:table-cell>
          <table:table-cell office:value-type="float" office:value="35.855885">
            <text:p>35,86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81">
            <text:p>81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Yarnyshnaya bay</text:p>
          </table:table-cell>
          <table:table-cell office:value-type="string">
            <text:p>Barents</text:p>
          </table:table-cell>
          <table:table-cell office:value-type="float" office:value="69.085973">
            <text:p>69,09</text:p>
          </table:table-cell>
          <table:table-cell office:value-type="float" office:value="36.051521">
            <text:p>36,05</text:p>
          </table:table-cell>
          <table:table-cell office:value-type="float" office:value="70">
            <text:p>70</text:p>
          </table:table-cell>
          <table:table-cell office:value-type="float" office:value="414">
            <text:p>414</text:p>
          </table:table-cell>
          <table:table-cell office:value-type="float" office:value="281.3">
            <text:p>281,3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Dalnezeleneckaya bay</text:p>
          </table:table-cell>
          <table:table-cell office:value-type="string">
            <text:p>Barents</text:p>
          </table:table-cell>
          <table:table-cell office:value-type="float" office:value="69.110348">
            <text:p>69,11</text:p>
          </table:table-cell>
          <table:table-cell office:value-type="float" office:value="36.098614">
            <text:p>36,10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44.78">
            <text:p>44,78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Shelpino bay</text:p>
          </table:table-cell>
          <table:table-cell office:value-type="string">
            <text:p>Barents</text:p>
          </table:table-cell>
          <table:table-cell office:value-type="float" office:value="69.100797">
            <text:p>69,10</text:p>
          </table:table-cell>
          <table:table-cell office:value-type="float" office:value="36.206417">
            <text:p>36,21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Porchnikha bay</text:p>
          </table:table-cell>
          <table:table-cell office:value-type="string">
            <text:p>Barents</text:p>
          </table:table-cell>
          <table:table-cell office:value-type="float" office:value="69.080584">
            <text:p>69,08</text:p>
          </table:table-cell>
          <table:table-cell office:value-type="float" office:value="36.253722">
            <text:p>36,25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73.5">
            <text:p>73,5</text:p>
          </table:table-cell>
          <table:table-cell office:value-type="string">
            <text:p>author's data</text:p>
          </table:table-cell>
        </table:table-row>
        <table:table-row table:style-name="ro2">
          <table:table-cell office:value-type="string">
            <text:p>Ivanovskaya bay</text:p>
          </table:table-cell>
          <table:table-cell office:value-type="string">
            <text:p>Barents</text:p>
          </table:table-cell>
          <table:table-cell office:value-type="float" office:value="68.289716">
            <text:p>68,29</text:p>
          </table:table-cell>
          <table:table-cell office:value-type="float" office:value="38.708839">
            <text:p>38,71</text:p>
          </table:table-cell>
          <table:table-cell table:number-columns-repeated="3" office:value-type="float" office:value="1208">
            <text:p>1208</text:p>
          </table:table-cell>
          <table:table-cell office:value-type="string">
            <text:p>author's data</text:p>
          </table:table-cell>
        </table:table-row>
        <table:table-row table:style-name="ro1">
          <table:table-cell table:style-name="ce1" office:value-type="string">
            <text:p>Seldyanaya inlet</text:p>
          </table:table-cell>
          <table:table-cell office:value-type="string">
            <text:p>White</text:p>
          </table:table-cell>
          <table:table-cell table:style-name="ce5" office:value-type="float" office:value="66.33808">
            <text:p>66,34</text:p>
          </table:table-cell>
          <table:table-cell table:style-name="ce5" office:value-type="float" office:value="33.62008">
            <text:p>33,62</text:p>
          </table:table-cell>
          <table:table-cell office:value-type="float" office:value="42">
            <text:p>42</text:p>
          </table:table-cell>
          <table:table-cell office:value-type="float" office:value="2089">
            <text:p>2089</text:p>
          </table:table-cell>
          <table:table-cell office:value-type="float" office:value="669">
            <text:p>669</text:p>
          </table:table-cell>
          <table:table-cell office:value-type="string">
            <text:p>Varfolomeeva_Naumov_2013</text:p>
          </table:table-cell>
        </table:table-row>
        <table:table-row table:style-name="ro1">
          <table:table-cell table:style-name="ce1" office:value-type="string">
            <text:p>Medvezhya inlet</text:p>
          </table:table-cell>
          <table:table-cell office:value-type="string">
            <text:p>White</text:p>
          </table:table-cell>
          <table:table-cell table:style-name="ce5" office:value-type="float" office:value="66.35027">
            <text:p>66,35</text:p>
          </table:table-cell>
          <table:table-cell table:style-name="ce5" office:value-type="float" office:value="33.59627">
            <text:p>33,60</text:p>
          </table:table-cell>
          <table:table-cell office:value-type="float" office:value="53">
            <text:p>53</text:p>
          </table:table-cell>
          <table:table-cell office:value-type="float" office:value="3300">
            <text:p>3300</text:p>
          </table:table-cell>
          <table:table-cell office:value-type="float" office:value="618">
            <text:p>618</text:p>
          </table:table-cell>
          <table:table-cell office:value-type="string">
            <text:p>Varfolomeeva_Naumov_2013</text:p>
          </table:table-cell>
        </table:table-row>
        <table:table-row table:style-name="ro2">
          <table:table-cell office:value-type="string">
            <text:p>Podvoloche bay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120">
            <text:p>120</text:p>
          </table:table-cell>
          <table:table-cell office:value-type="float" office:value="1240">
            <text:p>124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2">
          <table:table-cell office:value-type="string">
            <text:p>Lobanikha bay Velikiy island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20">
            <text:p>20</text:p>
          </table:table-cell>
          <table:table-cell office:value-type="float" office:value="810">
            <text:p>81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2">
          <table:table-cell office:value-type="string">
            <text:p>Pekkelinskaya bay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43">
            <text:p>43</text:p>
          </table:table-cell>
          <table:table-cell office:value-type="float" office:value="980">
            <text:p>98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2">
          <table:table-cell office:value-type="string">
            <text:p>WSBS MSU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80">
            <text:p>80</text:p>
          </table:table-cell>
          <table:table-cell office:value-type="float" office:value="2760">
            <text:p>276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2">
          <table:table-cell office:value-type="string">
            <text:p>Ermolinskaya bay</text:p>
          </table:table-cell>
          <table:table-cell office:value-type="string">
            <text:p>White</text:p>
          </table:table-cell>
          <table:table-cell table:style-name="ce8" table:number-columns-repeated="2"/>
          <table:table-cell office:value-type="float" office:value="75">
            <text:p>75</text:p>
          </table:table-cell>
          <table:table-cell office:value-type="float" office:value="400">
            <text:p>400</text:p>
          </table:table-cell>
          <table:table-cell office:value-type="string">
            <text:p>NA</text:p>
          </table:table-cell>
          <table:table-cell office:value-type="string">
            <text:p>Semenova_1974</text:p>
          </table:table-cell>
        </table:table-row>
        <table:table-row table:style-name="ro1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office:value-type="float" office:value="60.166667">
            <text:p>60,17</text:p>
          </table:table-cell>
          <table:table-cell office:value-type="float" office:value="20.533333">
            <text:p>20,53</text:p>
          </table:table-cell>
          <table:table-cell office:value-type="float" office:value="600">
            <text:p>600</text:p>
          </table:table-cell>
          <table:table-cell office:value-type="float" office:value="1200">
            <text:p>1200</text:p>
          </table:table-cell>
          <table:table-cell office:value-type="float" office:value="850">
            <text:p>850</text:p>
          </table:table-cell>
          <table:table-cell table:style-name="ce1" office:value-type="string">
            <text:p>Bostrom_Bonsdorf_2000</text:p>
          </table:table-cell>
        </table:table-row>
        <table:table-row table:style-name="ro3">
          <table:table-cell office:value-type="string">
            <text:p>Tvarminne</text:p>
          </table:table-cell>
          <table:table-cell office:value-type="string">
            <text:p>Baltic</text:p>
          </table:table-cell>
          <table:table-cell table:style-name="ce9" office:value-type="float" office:value="59.826769">
            <text:p>59,826769</text:p>
          </table:table-cell>
          <table:table-cell office:value-type="float" office:value="23.173245">
            <text:p>23,17</text:p>
          </table:table-cell>
          <table:table-cell table:number-columns-repeated="2" office:value-type="string">
            <text:p>NA</text:p>
          </table:table-cell>
          <table:table-cell office:value-type="float" office:value="855">
            <text:p>855</text:p>
          </table:table-cell>
          <table:table-cell table:style-name="ce4" office:value-type="string">
            <text:p>Segerstrale_1969</text:p>
          </table:table-cell>
        </table:table-row>
        <table:table-row table:style-name="ro1">
          <table:table-cell office:value-type="string">
            <text:p>St. Lawrence Estuary</text:p>
          </table:table-cell>
          <table:table-cell office:value-type="string">
            <text:p>St-Laurence bay</text:p>
          </table:table-cell>
          <table:table-cell office:value-type="float" office:value="48.35">
            <text:p>48,35</text:p>
          </table:table-cell>
          <table:table-cell office:value-type="float" office:value="-68.783333">
            <text:p>-68,78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1254">
            <text:p>1254</text:p>
          </table:table-cell>
          <table:table-cell table:style-name="ce1" office:value-type="string">
            <text:p>Vincent_et_al_1994</text:p>
          </table:table-cell>
        </table:table-row>
        <table:table-row table:style-name="ro1">
          <table:table-cell office:value-type="string">
            <text:p>Gironde</text:p>
          </table:table-cell>
          <table:table-cell office:value-type="string">
            <text:p>Biskayskiy bay</text:p>
          </table:table-cell>
          <table:table-cell office:value-type="float" office:value="45.55">
            <text:p>45,55</text:p>
          </table:table-cell>
          <table:table-cell office:value-type="float" office:value="-1.05">
            <text:p>-1,05</text:p>
          </table:table-cell>
          <table:table-cell table:number-columns-repeated="2" office:value-type="string">
            <text:p>NA</text:p>
          </table:table-cell>
          <table:table-cell office:value-type="float" office:value="500">
            <text:p>500</text:p>
          </table:table-cell>
          <table:table-cell table:style-name="ce1" office:value-type="string">
            <text:p>Bachelet_1986</text:p>
          </table:table-cell>
        </table:table-row>
        <table:table-row table:style-name="ro1">
          <table:table-cell table:style-name="ce2" office:value-type="string">
            <text:p>Ythan river estuary</text:p>
          </table:table-cell>
          <table:table-cell office:value-type="string">
            <text:p>North Sea</text:p>
          </table:table-cell>
          <table:table-cell office:value-type="float" office:value="57.3">
            <text:p>57,30</text:p>
          </table:table-cell>
          <table:table-cell office:value-type="float" office:value="-1.9">
            <text:p>-1,90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87">
            <text:p>687</text:p>
          </table:table-cell>
          <table:table-cell table:style-name="ce1" office:value-type="string">
            <text:p>Chambes_Milne_1975</text:p>
          </table:table-cell>
        </table:table-row>
        <table:table-row table:style-name="ro1">
          <table:table-cell office:value-type="string">
            <text:p>Aland Islands</text:p>
          </table:table-cell>
          <table:table-cell office:value-type="string">
            <text:p>Baltic</text:p>
          </table:table-cell>
          <table:table-cell table:style-name="ce9" office:value-type="float" office:value="60.38">
            <text:p>60,38</text:p>
          </table:table-cell>
          <table:table-cell office:value-type="float" office:value="19.64">
            <text:p>19,64</text:p>
          </table:table-cell>
          <table:table-cell table:number-columns-repeated="2" office:value-type="string">
            <text:p>NA</text:p>
          </table:table-cell>
          <table:table-cell office:value-type="float" office:value="1360">
            <text:p>1360</text:p>
          </table:table-cell>
          <table:table-cell table:style-name="ce1" office:value-type="string">
            <text:p>Bonsdorf_et_al_1995</text:p>
          </table:table-cell>
        </table:table-row>
        <table:table-row table:style-name="ro1">
          <table:table-cell table:style-name="ce3" office:value-type="string">
            <text:p>Skallingen</text:p>
          </table:table-cell>
          <table:table-cell table:style-name="ce4" office:value-type="string">
            <text:p>Wadden</text:p>
          </table:table-cell>
          <table:table-cell table:style-name="ce10" office:value-type="float" office:value="55.52">
            <text:p>55,52</text:p>
          </table:table-cell>
          <table:table-cell table:style-name="ce11" office:value-type="float" office:value="8.29">
            <text:p>8,29</text:p>
          </table:table-cell>
          <table:table-cell table:number-columns-repeated="2" office:value-type="string">
            <text:p>NA</text:p>
          </table:table-cell>
          <table:table-cell table:style-name="ce4" office:value-type="float" office:value="241">
            <text:p>241</text:p>
          </table:table-cell>
          <table:table-cell table:style-name="ce3" office:value-type="string">
            <text:p>Jensen_Jensen_1985</text:p>
          </table:table-cell>
        </table:table-row>
        <table:table-row table:style-name="ro1">
          <table:table-cell table:style-name="ce1" office:value-type="string">
            <text:p>Tromso</text:p>
          </table:table-cell>
          <table:table-cell table:style-name="ce1" office:value-type="string">
            <text:p>Norway</text:p>
          </table:table-cell>
          <table:table-cell table:style-name="ce9" office:value-type="float" office:value="69.64">
            <text:p>69,64</text:p>
          </table:table-cell>
          <table:table-cell office:value-type="float" office:value="18.87">
            <text:p>18,87</text:p>
          </table:table-cell>
          <table:table-cell office:value-type="float" office:value="10">
            <text:p>10</text:p>
          </table:table-cell>
          <table:table-cell office:value-type="float" office:value="3360">
            <text:p>3360</text:p>
          </table:table-cell>
          <table:table-cell office:value-type="float" office:value="890">
            <text:p>890</text:p>
          </table:table-cell>
          <table:table-cell table:style-name="ce1" office:value-type="string">
            <text:p>Oug_2001</text:p>
          </table:table-cell>
        </table:table-row>
        <table:table-row table:style-name="ro1">
          <table:table-cell table:style-name="ce2" office:value-type="string">
            <text:p>Skjellvika, Oydegard </text:p>
          </table:table-cell>
          <table:table-cell table:style-name="ce1" office:value-type="string">
            <text:p>Norway</text:p>
          </table:table-cell>
          <table:table-cell office:value-type="float" office:value="63.01">
            <text:p>63,01</text:p>
          </table:table-cell>
          <table:table-cell office:value-type="float" office:value="8">
            <text:p>8,00</text:p>
          </table:table-cell>
          <table:table-cell table:number-columns-repeated="2" office:value-type="string">
            <text:p>NA</text:p>
          </table:table-cell>
          <table:table-cell office:value-type="float" office:value="121">
            <text:p>121</text:p>
          </table:table-cell>
          <table:table-cell table:style-name="ce1" office:value-type="string">
            <text:p>Sneli_1969</text:p>
          </table:table-cell>
        </table:table-row>
        <table:table-row table:style-name="ro3">
          <table:table-cell office:value-type="string">
            <text:p>South-West Baltic Sea</text:p>
          </table:table-cell>
          <table:table-cell office:value-type="string">
            <text:p>Baltic</text:p>
          </table:table-cell>
          <table:table-cell table:style-name="ce9" office:value-type="float" office:value="54.61">
            <text:p>54,61</text:p>
          </table:table-cell>
          <table:table-cell office:value-type="float" office:value="20.000727">
            <text:p>20,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650">
            <text:p>650</text:p>
          </table:table-cell>
          <table:table-cell office:value-type="string">
            <text:p>Gusev_2010</text:p>
          </table:table-cell>
        </table:table-row>
        <table:table-row table:style-name="ro1">
          <table:table-cell table:number-columns-repeated="2" office:value-type="string">
            <text:p>Pechora bay</text:p>
          </table:table-cell>
          <table:table-cell table:style-name="ce2" office:value-type="float" office:value="68.59">
            <text:p>68,59</text:p>
          </table:table-cell>
          <table:table-cell table:style-name="Default" office:value-type="float" office:value="55.22">
            <text:p>55,22</text:p>
          </table:table-cell>
          <table:table-cell table:number-columns-repeated="2" office:value-type="string">
            <text:p>NA</text:p>
          </table:table-cell>
          <table:table-cell table:style-name="ce1" office:value-type="float" office:value="654">
            <text:p>654</text:p>
          </table:table-cell>
          <table:table-cell table:style-name="ce1" office:value-type="string">
            <text:p>Denisenko_et_al_2003</text:p>
          </table:table-cell>
        </table:table-row>
        <table:table-row table:style-name="ro1">
          <table:table-cell table:style-name="ce1" office:value-type="string">
            <text:p>Dolgaya bay, Solovki</text:p>
          </table:table-cell>
          <table:table-cell office:value-type="string">
            <text:p>White</text:p>
          </table:table-cell>
          <table:table-cell table:style-name="ce9" office:value-type="float" office:value="65.06">
            <text:p>65,06</text:p>
          </table:table-cell>
          <table:table-cell office:value-type="float" office:value="35.75">
            <text:p>35,75</text:p>
          </table:table-cell>
          <table:table-cell table:number-columns-repeated="2" office:value-type="string">
            <text:p>NA</text:p>
          </table:table-cell>
          <table:table-cell table:style-name="ce12" table:formula="of:=8.56/55*10000" office:value-type="float" office:value="1556.36363636364">
            <text:p>1556</text:p>
          </table:table-cell>
          <table:table-cell table:style-name="ce1" office:value-type="string">
            <text:p>Khaitov_et_al_2007</text:p>
          </table:table-cell>
        </table:table-row>
        <table:table-row table:style-name="ro1">
          <table:table-cell table:style-name="ce1" office:value-type="string">
            <text:p>Kruglaya bay, Kartesh</text:p>
          </table:table-cell>
          <table:table-cell office:value-type="string">
            <text:p>White</text:p>
          </table:table-cell>
          <table:table-cell table:style-name="ce9" office:value-type="float" office:value="66.34">
            <text:p>66,34</text:p>
          </table:table-cell>
          <table:table-cell office:value-type="float" office:value="33.64">
            <text:p>33,64</text:p>
          </table:table-cell>
          <table:table-cell table:number-columns-repeated="2" office:value-type="string">
            <text:p>NA</text:p>
          </table:table-cell>
          <table:table-cell table:style-name="ce12" table:formula="of:=3/55*10000" office:value-type="float" office:value="545.454545454545">
            <text:p>545</text:p>
          </table:table-cell>
          <table:table-cell table:style-name="ce1" office:value-type="string">
            <text:p>Khaitov_et_al_2007</text:p>
          </table:table-cell>
        </table:table-row>
        <table:table-row table:style-name="ro1">
          <table:table-cell table:style-name="ce1" office:value-type="string">
            <text:p>Fukusovaya bay, Ryashkov</text:p>
          </table:table-cell>
          <table:table-cell office:value-type="string">
            <text:p>White</text:p>
          </table:table-cell>
          <table:table-cell table:style-name="ce9" office:value-type="float" office:value="67.01">
            <text:p>67,01</text:p>
          </table:table-cell>
          <table:table-cell office:value-type="float" office:value="32.58">
            <text:p>32,58</text:p>
          </table:table-cell>
          <table:table-cell table:number-columns-repeated="2" office:value-type="string">
            <text:p>NA</text:p>
          </table:table-cell>
          <table:table-cell table:style-name="ce12" table:formula="of:=1.57/55*10000" office:value-type="float" office:value="285.454545454545">
            <text:p>285</text:p>
          </table:table-cell>
          <table:table-cell table:style-name="ce1" office:value-type="string">
            <text:p>Khaitov_et_al_2007</text:p>
          </table:table-cell>
        </table:table-row>
        <table:table-row table:style-name="ro1">
          <table:table-cell table:style-name="ce1" office:value-type="string">
            <text:p>between Den Helder and Delfzijl</text:p>
          </table:table-cell>
          <table:table-cell office:value-type="string">
            <text:p>Wadden</text:p>
          </table:table-cell>
          <table:table-cell office:value-type="float" office:value="52.93">
            <text:p>52,93</text:p>
          </table:table-cell>
          <table:table-cell office:value-type="float" office:value="4.83">
            <text:p>4,83</text:p>
          </table:table-cell>
          <table:table-cell table:number-columns-repeated="2" office:value-type="string">
            <text:p>NA</text:p>
          </table:table-cell>
          <table:table-cell office:value-type="float" office:value="113">
            <text:p>113</text:p>
          </table:table-cell>
          <table:table-cell table:style-name="ce1" office:value-type="string">
            <text:p>Beukema_1976</text:p>
          </table:table-cell>
        </table:table-row>
        <table:table-row table:style-name="ro2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7P0"/>
    </number:currency-style>
    <number:number-style style:name="N148">
      <number:scientific-number number:decimal-places="1" number:min-integer-digits="3" number:min-exponent-digits="1"/>
    </number:number-style>
    <number:number-style style:name="N149">
      <number:number number:decimal-places="9" number:min-integer-digits="1"/>
    </number:number-style>
    <number:number-style style:name="N150">
      <number:number number:decimal-places="10" number:min-integer-digits="1"/>
    </number:number-style>
    <number:number-style style:name="N151">
      <number:number number:decimal-places="8" number:min-integer-digits="1"/>
    </number:number-style>
    <number:number-style style:name="N152">
      <number:number number:decimal-places="11" number:min-integer-digits="1"/>
    </number:number-style>
    <number:number-style style:name="N153">
      <number:number number:decimal-places="12" number:min-integer-digits="1"/>
    </number:number-style>
    <number:number-style style:name="N154">
      <number:number number:decimal-places="13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number-style style:name="N15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.00.0000</text:date>, <text:time style:data-style-name="N2" text:time-value="0000-00-00T23:50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6T23:08:03</dc:date>
    <dc:creator>Sophia Nazarova</dc:creator>
    <meta:generator>LibreOffice/3.6$Linux_X86_64 LibreOffice_project/360m1$Build-2</meta:generator>
    <meta:editing-duration>P6DT6H10M</meta:editing-duration>
    <meta:editing-cycles>19</meta:editing-cycles>
    <meta:document-statistic meta:table-count="1" meta:cell-count="346" meta:object-count="0"/>
  </office:meta>
</office:document-meta>
</file>